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thenticate</text:h>
      <text:p text:style-name="Standard"/>
      <text:h text:style-name="Heading_20_2" text:outline-level="2">is_logged_in</text:h>
      <text:p text:style-name="Standard">if uid is stored in session return true </text:p>
      <text:p text:style-name="Standard">else return false</text:p>
      <text:p text:style-name="Standard"/>
      <text:h text:style-name="Heading_20_2" text:outline-level="2">end_session</text:h>
      <text:p text:style-name="Standard">delete all data from session</text:p>
      <text:p text:style-name="Standard"/>
      <text:p text:style-name="Standard"/>
      <text:h text:style-name="Heading_20_2" text:outline-level="2">is_guest</text:h>
      <text:p text:style-name="Standard">returns if the user is not logged in and is a guest on the site</text:p>
      <text:p text:style-name="Standard"/>
      <text:h text:style-name="Heading_20_2" text:outline-level="2">store_login(User)</text:h>
      <text:p text:style-name="Standard">this receives a user object and currently stores</text:p>
      <text:p text:style-name="Standard">user_id in session under the key uid</text:p>
      <text:p text:style-name="Standard"/>
      <text:h text:style-name="Heading_20_2" text:outline-level="2">get_uid</text:h>
      <text:p text:style-name="Standard">this retures the uid if store in session</text:p>
      <text:p text:style-name="Standard">otherwise it returns -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09:57:58.17</meta:creation-date>
    <meta:document-statistic meta:table-count="0" meta:image-count="0" meta:object-count="0" meta:page-count="1" meta:paragraph-count="14" meta:word-count="64" meta:character-count="362"/>
    <dc:date>2013-06-20T10:27:37.96</dc:date>
    <meta:editing-duration>PT10M7S</meta:editing-duration>
    <meta:editing-cycles>1</meta:editing-cycles>
    <meta:generator>OpenOffice.org/3.4.1$Win32 OpenOffice.org_project/341m1$Build-9593</meta:generator>
  </office:meta>
</office:document-meta>
</file>